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3000000D306F30492F822D491.png" manifest:media-type="image/png"/>
  <manifest:file-entry manifest:full-path="Pictures/100000000000029F000001A506FEC9EED148678F.png" manifest:media-type="image/png"/>
  <manifest:file-entry manifest:full-path="Pictures/10000000000002A40000013BAAE10F0C45B55CAD.png" manifest:media-type="image/png"/>
  <manifest:file-entry manifest:full-path="Pictures/10000000000002B50000013E4C9AD0C961C33559.png" manifest:media-type="image/png"/>
  <manifest:file-entry manifest:full-path="Pictures/10000000000002A60000019D122BDA9260D1CDAE.png" manifest:media-type="image/png"/>
  <manifest:file-entry manifest:full-path="Pictures/10000000000004A6000000AF29F57372E21C17E9.png" manifest:media-type="image/png"/>
  <manifest:file-entry manifest:full-path="Pictures/10000000000002A5000001722DE94D3D8406742D.png" manifest:media-type="image/png"/>
  <manifest:file-entry manifest:full-path="Pictures/10000000000004A4000000EF6FE8D57BF2A392CC.png" manifest:media-type="image/png"/>
  <manifest:file-entry manifest:full-path="Pictures/10000000000002A400000183BEA152C87511139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b3c7" officeooo:paragraph-rsid="0014b3c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5.442cm" draw:z-index="0"><draw:image xlink:href="Pictures/1000000000000293000000D306F30492F822D491.png" xlink:type="simple" xlink:show="embed" xlink:actuate="onLoad"/></draw:frame></text:p>
      <text:p text:style-name="P1">Antes</text:p>
      <text:p text:style-name="P1"><draw:frame draw:style-name="fr1" draw:name="Figura2" text:anchor-type="paragraph" svg:width="17cm" svg:height="7.8cm" draw:z-index="1"><draw:image xlink:href="Pictures/10000000000002B50000013E4C9AD0C961C33559.png" xlink:type="simple" xlink:show="embed" xlink:actuate="onLoad"/></draw:frame>Depois</text:p>
      <text:p text:style-name="P1"><draw:frame draw:style-name="fr1" draw:name="Figura3" text:anchor-type="paragraph" svg:width="17cm" svg:height="7.922cm" draw:z-index="2"><draw:image xlink:href="Pictures/10000000000002A40000013BAAE10F0C45B55CA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Antes</text:p>
      <text:p text:style-name="P1"/>
      <text:p text:style-name="P1"><draw:frame draw:style-name="fr1" draw:name="Figura4" text:anchor-type="paragraph" svg:width="17cm" svg:height="9.29cm" draw:z-index="3"><draw:image xlink:href="Pictures/10000000000002A5000001722DE94D3D8406742D.png" xlink:type="simple" xlink:show="embed" xlink:actuate="onLoad"/></draw:frame>Depois</text:p>
      <text:p text:style-name="P1"/>
      <text:p text:style-name="P1"><draw:frame draw:style-name="fr1" draw:name="Figura5" text:anchor-type="paragraph" svg:width="17cm" svg:height="9.731cm" draw:z-index="4"><draw:image xlink:href="Pictures/10000000000002A400000183BEA152C87511139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ntes</text:p>
      <text:p text:style-name="P1"/>
      <text:p text:style-name="P1"><draw:frame draw:style-name="fr1" draw:name="Figura6" text:anchor-type="paragraph" svg:width="17cm" svg:height="10.666cm" draw:z-index="5"><draw:image xlink:href="Pictures/100000000000029F000001A506FEC9EED148678F.png" xlink:type="simple" xlink:show="embed" xlink:actuate="onLoad"/></draw:frame></text:p>
      <text:p text:style-name="P1">Depois</text:p>
      <text:p text:style-name="P1"/>
      <text:p text:style-name="P1"><draw:frame draw:style-name="fr2" draw:name="Figura7" text:anchor-type="paragraph" svg:width="17cm" svg:height="10.354cm" draw:z-index="6"><draw:image xlink:href="Pictures/10000000000002A60000019D122BDA9260D1CDAE.png" xlink:type="simple" xlink:show="embed" xlink:actuate="onLoad"/></draw:frame></text:p>
      <text:p text:style-name="P1"/>
      <text:p text:style-name="P1"/>
      <text:p text:style-name="P1"/>
      <text:p text:style-name="P1"><draw:frame draw:style-name="fr1" draw:name="Figura8" text:anchor-type="paragraph" svg:width="17cm" svg:height="3.418cm" draw:z-index="7"><draw:image xlink:href="Pictures/10000000000004A4000000EF6FE8D57BF2A392CC.png" xlink:type="simple" xlink:show="embed" xlink:actuate="onLoad"/></draw:frame><text:soft-page-break/></text:p>
      <text:p text:style-name="P1"><draw:frame draw:style-name="fr1" draw:name="Figura9" text:anchor-type="paragraph" svg:width="17cm" svg:height="2.499cm" draw:z-index="8"><draw:image xlink:href="Pictures/10000000000004A6000000AF29F57372E21C17E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0:36:42.868000000</meta:creation-date>
    <dc:date>2018-03-27T10:53:57.496000000</dc:date>
    <meta:editing-duration>PT7M4S</meta:editing-duration>
    <meta:editing-cycles>1</meta:editing-cycles>
    <meta:document-statistic meta:table-count="0" meta:image-count="9" meta:object-count="0" meta:page-count="4" meta:paragraph-count="6" meta:word-count="6" meta:character-count="33" meta:non-whitespace-character-count="33"/>
    <meta:generator>LibreOffice/5.3.1.2$Windows_X86_64 LibreOffice_project/e80a0e0fd1875e1696614d24c32df0f95f03deb2</meta:generator>
  </office:meta>
</office:document-meta>
</file>